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5.441cm" svg:height="24.002cm" svg:x="4.351cm" svg:y="10.374cm">
            <draw:object draw:notify-on-update-of-ranges="Sheet1.I1:Sheet1.I1 Sheet1.J1:Sheet1.M1 Sheet1.I2:Sheet1.I2 Sheet1.J2:Sheet1.M2 Sheet1.I3:Sheet1.I3 Sheet1.J3:Sheet1.M3 Sheet1.I4:Sheet1.I4 Sheet1.J4:Sheet1.M4 Sheet1.I5:Sheet1.I5 Sheet1.J5:Sheet1.M5 Sheet1.I6:Sheet1.I6 Sheet1.J6:Sheet1.M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2">
          <table:table-cell office:value-type="string">
            <text:p>SSD</text:p>
          </table:table-cell>
          <table:table-cell table:number-columns-repeated="7"/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192">
            <text:p>8192</text:p>
          </table:table-cell>
          <table:table-cell table:formula="of:=8192 * 8" office:value-type="float" office:value="65536">
            <text:p>6553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string">
            <text:p>provision</text:p>
          </table:table-cell>
          <table:table-cell office:value-type="float" office:value="76.7">
            <text:p>76.7</text:p>
          </table:table-cell>
          <table:table-cell office:value-type="float" office:value="77.2">
            <text:p>77.2</text:p>
          </table:table-cell>
          <table:table-cell office:value-type="float" office:value="75.8">
            <text:p>75.8</text:p>
          </table:table-cell>
          <table:table-cell table:formula="of:=AVERAGE([.D2:.F2])" office:value-type="float" office:value="76.5666666666667">
            <text:p>76.5666666667</text:p>
          </table:table-cell>
          <table:table-cell/>
          <table:table-cell office:value-type="string">
            <text:p>unprovisioned</text:p>
          </table:table-cell>
          <table:table-cell table:formula="of:=AVERAGE([.D2:.F2])" office:value-type="float" office:value="76.5666666666667">
            <text:p>76.5666666667</text:p>
          </table:table-cell>
          <table:table-cell table:formula="of:=AVERAGE([.D7:.F7])" office:value-type="float" office:value="75.9333333333333">
            <text:p>75.9333333333</text:p>
          </table:table-cell>
          <table:table-cell table:formula="of:=AVERAGE([.D12:.F12])" office:value-type="float" office:value="39.4666666666667">
            <text:p>39.4666666667</text:p>
          </table:table-cell>
          <table:table-cell table:formula="of:=AVERAGE([.D17:.F17])" office:value-type="float" office:value="39">
            <text:p>39</text:p>
          </table:table-cell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82.1">
            <text:p>82.1</text:p>
          </table:table-cell>
          <table:table-cell office:value-type="float" office:value="79.2">
            <text:p>79.2</text:p>
          </table:table-cell>
          <table:table-cell office:value-type="float" office:value="82.1">
            <text:p>82.1</text:p>
          </table:table-cell>
          <table:table-cell table:formula="of:=AVERAGE([.D3:.F3])" office:value-type="float" office:value="81.1333333333333">
            <text:p>81.1333333333</text:p>
          </table:table-cell>
          <table:table-cell/>
          <table:table-cell office:value-type="string">
            <text:p>provisioned</text:p>
          </table:table-cell>
          <table:table-cell table:formula="of:=AVERAGE([.D3:.F3])" office:value-type="float" office:value="81.1333333333333">
            <text:p>81.1333333333</text:p>
          </table:table-cell>
          <table:table-cell table:formula="of:=AVERAGE([.D8:.F8])" office:value-type="float" office:value="80.7">
            <text:p>80.7</text:p>
          </table:table-cell>
          <table:table-cell table:formula="of:=AVERAGE([.D13:.F13])" office:value-type="float" office:value="77.2">
            <text:p>77.2</text:p>
          </table:table-cell>
          <table:table-cell table:formula="of:=AVERAGE([.D18:.F18])" office:value-type="float" office:value="75.9333333333333">
            <text:p>75.9333333333</text:p>
          </table:table-cell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77.8">
            <text:p>77.8</text:p>
          </table:table-cell>
          <table:table-cell office:value-type="float" office:value="74.2">
            <text:p>74.2</text:p>
          </table:table-cell>
          <table:table-cell office:value-type="float" office:value="75.8">
            <text:p>75.8</text:p>
          </table:table-cell>
          <table:table-cell table:formula="of:=AVERAGE([.D4:.F4])" office:value-type="float" office:value="75.9333333333333">
            <text:p>75.9333333333</text:p>
          </table:table-cell>
          <table:table-cell/>
          <table:table-cell office:value-type="string">
            <text:p>total sharing</text:p>
          </table:table-cell>
          <table:table-cell table:formula="of:=AVERAGE([.D4:.F4])" office:value-type="float" office:value="75.9333333333333">
            <text:p>75.9333333333</text:p>
          </table:table-cell>
          <table:table-cell table:formula="of:=AVERAGE([.D9:.F9])" office:value-type="float" office:value="77.2">
            <text:p>77.2</text:p>
          </table:table-cell>
          <table:table-cell table:formula="of:=AVERAGE([.D14:.F14])" office:value-type="float" office:value="38.6">
            <text:p>38.6</text:p>
          </table:table-cell>
          <table:table-cell table:formula="of:=AVERAGE([.D19:.F19])" office:value-type="float" office:value="37.9666666666667">
            <text:p>37.9666666667</text:p>
          </table:table-cell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74.7">
            <text:p>74.7</text:p>
          </table:table-cell>
          <table:table-cell office:value-type="float" office:value="80.5">
            <text:p>80.5</text:p>
          </table:table-cell>
          <table:table-cell office:value-type="float" office:value="83.7">
            <text:p>83.7</text:p>
          </table:table-cell>
          <table:table-cell table:formula="of:=AVERAGE([.D5:.F5])" office:value-type="float" office:value="79.6333333333333">
            <text:p>79.6333333333</text:p>
          </table:table-cell>
          <table:table-cell/>
          <table:table-cell office:value-type="string">
            <text:p>broken sharing</text:p>
          </table:table-cell>
          <table:table-cell table:formula="of:=AVERAGE([.D5:.F5])" office:value-type="float" office:value="79.6333333333333">
            <text:p>79.6333333333</text:p>
          </table:table-cell>
          <table:table-cell table:formula="of:=AVERAGE([.D10:.F10])" office:value-type="float" office:value="78.9333333333333">
            <text:p>78.9333333333</text:p>
          </table:table-cell>
          <table:table-cell table:formula="of:=AVERAGE([.D15:.F15])" office:value-type="float" office:value="80">
            <text:p>80</text:p>
          </table:table-cell>
          <table:table-cell table:formula="of:=AVERAGE([.D20:.F20])" office:value-type="float" office:value="78.4">
            <text:p>78.4</text:p>
          </table:table-cell>
        </table:table-row>
        <table:table-row table:style-name="ro2">
          <table:table-cell table:number-columns-repeated="8"/>
          <table:table-cell office:value-type="string">
            <text:p>linear</text:p>
          </table:table-cell>
          <table:table-cell table:number-columns-repeated="4" office:value-type="float" office:value="83.1">
            <text:p>83.1</text:p>
          </table:table-cell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string">
            <text:p>provision</text:p>
          </table:table-cell>
          <table:table-cell office:value-type="float" office:value="76.9">
            <text:p>76.9</text:p>
          </table:table-cell>
          <table:table-cell office:value-type="float" office:value="74.9">
            <text:p>74.9</text:p>
          </table:table-cell>
          <table:table-cell office:value-type="float" office:value="76">
            <text:p>76</text:p>
          </table:table-cell>
          <table:table-cell table:formula="of:=AVERAGE([.D7:.F7])" office:value-type="float" office:value="75.9333333333333">
            <text:p>75.933333333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81.3">
            <text:p>81.3</text:p>
          </table:table-cell>
          <table:table-cell office:value-type="float" office:value="81.6">
            <text:p>81.6</text:p>
          </table:table-cell>
          <table:table-cell office:value-type="float" office:value="79.2">
            <text:p>79.2</text:p>
          </table:table-cell>
          <table:table-cell table:formula="of:=AVERAGE([.D8:.F8])" office:value-type="float" office:value="80.7">
            <text:p>80.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73.4">
            <text:p>73.4</text:p>
          </table:table-cell>
          <table:table-cell office:value-type="float" office:value="78.3">
            <text:p>78.3</text:p>
          </table:table-cell>
          <table:table-cell office:value-type="float" office:value="79.9">
            <text:p>79.9</text:p>
          </table:table-cell>
          <table:table-cell table:formula="of:=AVERAGE([.D9:.F9])" office:value-type="float" office:value="77.2">
            <text:p>77.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79.8">
            <text:p>79.8</text:p>
          </table:table-cell>
          <table:table-cell table:formula="of:=AVERAGE([.D10:.F10])" office:value-type="float" office:value="78.9333333333333">
            <text:p>78.9333333333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AVERAGE([.D11:.F11])" office:value-type="float" office:value="0">
            <text:p>#DIV/0!</text:p>
          </table:table-cell>
          <table:table-cell table:number-columns-repeated="6"/>
        </table:table-row>
        <table:table-row table:style-name="ro2">
          <table:table-cell/>
          <table:table-cell office:value-type="float" office:value="8192">
            <text:p>8192</text:p>
          </table:table-cell>
          <table:table-cell office:value-type="string">
            <text:p>provision</text:p>
          </table:table-cell>
          <table:table-cell office:value-type="float" office:value="40.4">
            <text:p>40.4</text:p>
          </table:table-cell>
          <table:table-cell office:value-type="float" office:value="40.5">
            <text:p>40.5</text:p>
          </table:table-cell>
          <table:table-cell office:value-type="float" office:value="37.5">
            <text:p>37.5</text:p>
          </table:table-cell>
          <table:table-cell table:formula="of:=AVERAGE([.D12:.F12])" office:value-type="float" office:value="39.4666666666667">
            <text:p>39.466666666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83.4">
            <text:p>83.4</text:p>
          </table:table-cell>
          <table:table-cell office:value-type="float" office:value="68">
            <text:p>68</text:p>
          </table:table-cell>
          <table:table-cell office:value-type="float" office:value="80.2">
            <text:p>80.2</text:p>
          </table:table-cell>
          <table:table-cell table:formula="of:=AVERAGE([.D13:.F13])" office:value-type="float" office:value="77.2">
            <text:p>77.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35.6">
            <text:p>35.6</text:p>
          </table:table-cell>
          <table:table-cell office:value-type="float" office:value="39.4">
            <text:p>39.4</text:p>
          </table:table-cell>
          <table:table-cell office:value-type="float" office:value="40.8">
            <text:p>40.8</text:p>
          </table:table-cell>
          <table:table-cell table:formula="of:=AVERAGE([.D14:.F14])" office:value-type="float" office:value="38.6">
            <text:p>38.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80">
            <text:p>80</text:p>
          </table:table-cell>
          <table:table-cell office:value-type="float" office:value="82.7">
            <text:p>82.7</text:p>
          </table:table-cell>
          <table:table-cell office:value-type="float" office:value="77.3">
            <text:p>77.3</text:p>
          </table:table-cell>
          <table:table-cell table:formula="of:=AVERAGE([.D15:.F15])" office:value-type="float" office:value="80">
            <text:p>80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AVERAGE([.D16:.F16])" office:value-type="float" office:value="0">
            <text:p>#DIV/0!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32M</text:p>
          </table:table-cell>
          <table:table-cell office:value-type="string">
            <text:p>provision</text:p>
          </table:table-cell>
          <table:table-cell office:value-type="float" office:value="39.3">
            <text:p>39.3</text:p>
          </table:table-cell>
          <table:table-cell office:value-type="float" office:value="38.7">
            <text:p>38.7</text:p>
          </table:table-cell>
          <table:table-cell office:value-type="float" office:value="39">
            <text:p>39</text:p>
          </table:table-cell>
          <table:table-cell table:formula="of:=AVERAGE([.D17:.F17])" office:value-type="float" office:value="39">
            <text:p>3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82.1">
            <text:p>82.1</text:p>
          </table:table-cell>
          <table:table-cell office:value-type="float" office:value="78">
            <text:p>78</text:p>
          </table:table-cell>
          <table:table-cell office:value-type="float" office:value="67.7">
            <text:p>67.7</text:p>
          </table:table-cell>
          <table:table-cell table:formula="of:=AVERAGE([.D18:.F18])" office:value-type="float" office:value="75.9333333333333">
            <text:p>75.933333333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38.8">
            <text:p>38.8</text:p>
          </table:table-cell>
          <table:table-cell office:value-type="float" office:value="38.2">
            <text:p>38.2</text:p>
          </table:table-cell>
          <table:table-cell office:value-type="float" office:value="36.9">
            <text:p>36.9</text:p>
          </table:table-cell>
          <table:table-cell table:formula="of:=AVERAGE([.D19:.F19])" office:value-type="float" office:value="37.9666666666667">
            <text:p>37.966666666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75">
            <text:p>75</text:p>
          </table:table-cell>
          <table:table-cell office:value-type="float" office:value="80.7">
            <text:p>80.7</text:p>
          </table:table-cell>
          <table:table-cell office:value-type="float" office:value="79.5">
            <text:p>79.5</text:p>
          </table:table-cell>
          <table:table-cell table:formula="of:=AVERAGE([.D20:.F20])" office:value-type="float" office:value="78.4">
            <text:p>78.4</text:p>
          </table:table-cell>
          <table:table-cell table:number-columns-repeated="6"/>
        </table:table-row>
      </table:table>
      <table:table table:name="Sheet1_2" table:style-name="ta1">
        <table:shapes>
          <draw:frame draw:z-index="0" draw:style-name="gr1" svg:width="25.913cm" svg:height="22.996cm" svg:x="4.351cm" svg:y="10.374cm">
            <draw:object draw:notify-on-update-of-ranges="Sheet1_2.J1:Sheet1_2.M1 Sheet1_2.I2:Sheet1_2.I2 Sheet1_2.J2:Sheet1_2.M2 Sheet1_2.I3:Sheet1_2.I3 Sheet1_2.J3:Sheet1_2.M3 Sheet1_2.I4:Sheet1_2.I4 Sheet1_2.J4:Sheet1_2.M4 Sheet1_2.I5:Sheet1_2.I5 Sheet1_2.J5:Sheet1_2.M5 Sheet1_2.I6:Sheet1_2.I6 Sheet1_2.J6:Sheet1_2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2">
          <table:table-cell office:value-type="string">
            <text:p>Spindle</text:p>
          </table:table-cell>
          <table:table-cell table:number-columns-repeated="8"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192">
            <text:p>8192</text:p>
          </table:table-cell>
          <table:table-cell office:value-type="string">
            <text:p>32m</text:p>
          </table:table-cell>
          <table:table-cell table:number-columns-repeated="6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string">
            <text:p>provision</text:p>
          </table:table-cell>
          <table:table-cell office:value-type="float" office:value="42.2">
            <text:p>42.2</text:p>
          </table:table-cell>
          <table:table-cell table:number-columns-repeated="2"/>
          <table:table-cell table:formula="of:=AVERAGE([.D2:.F2])" office:value-type="float" office:value="42.2">
            <text:p>42.2</text:p>
          </table:table-cell>
          <table:table-cell/>
          <table:table-cell office:value-type="string">
            <text:p>unprovisioned</text:p>
          </table:table-cell>
          <table:table-cell table:formula="of:=AVERAGE([.D2:.F2])" office:value-type="float" office:value="42.2">
            <text:p>42.2</text:p>
          </table:table-cell>
          <table:table-cell table:formula="of:=AVERAGE([.D7:.F7])" office:value-type="float" office:value="41.7333333333333">
            <text:p>41.7333333333</text:p>
          </table:table-cell>
          <table:table-cell table:formula="of:=AVERAGE([.D12:.F12])" office:value-type="float" office:value="18.2">
            <text:p>18.2</text:p>
          </table:table-cell>
          <table:table-cell table:formula="of:=AVERAGE([.D17:.F17])" office:value-type="float" office:value="18.3">
            <text:p>18.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table:number-columns-repeated="2"/>
          <table:table-cell table:formula="of:=AVERAGE([.D3:.F3])" office:value-type="float" office:value="43.6">
            <text:p>43.6</text:p>
          </table:table-cell>
          <table:table-cell/>
          <table:table-cell office:value-type="string">
            <text:p>provisioned</text:p>
          </table:table-cell>
          <table:table-cell table:formula="of:=AVERAGE([.D3:.F3])" office:value-type="float" office:value="43.6">
            <text:p>43.6</text:p>
          </table:table-cell>
          <table:table-cell table:formula="of:=AVERAGE([.D8:.F8])" office:value-type="float" office:value="43.3333333333333">
            <text:p>43.3333333333</text:p>
          </table:table-cell>
          <table:table-cell table:formula="of:=AVERAGE([.D13:.F13])" office:value-type="float" office:value="43.3">
            <text:p>43.3</text:p>
          </table:table-cell>
          <table:table-cell table:formula="of:=AVERAGE([.D18:.F18])" office:value-type="float" office:value="43.65">
            <text:p>43.65</text:p>
          </table:table-cell>
          <table:table-cell table:number-columns-repeated="2"/>
          <table:table-cell office:value-type="float" office:value="42.9">
            <text:p>42.9</text:p>
          </table:table-cell>
          <table:table-cell office:value-type="float" office:value="43.1">
            <text:p>43.1</text:p>
          </table:table-cell>
          <table:table-cell office:value-type="float" office:value="43.5">
            <text:p>43.5</text:p>
          </table:table-cell>
          <table:table-cell table:formula="of:=AVERAGE([.P3:.R3])" office:value-type="float" office:value="43.1666666666667">
            <text:p>43.1666666667</text:p>
          </table:table-cell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42.3">
            <text:p>42.3</text:p>
          </table:table-cell>
          <table:table-cell table:number-columns-repeated="2"/>
          <table:table-cell table:formula="of:=AVERAGE([.D4:.F4])" office:value-type="float" office:value="42.3">
            <text:p>42.3</text:p>
          </table:table-cell>
          <table:table-cell/>
          <table:table-cell office:value-type="string">
            <text:p>total sharing</text:p>
          </table:table-cell>
          <table:table-cell table:formula="of:=AVERAGE([.D4:.F4])" office:value-type="float" office:value="42.3">
            <text:p>42.3</text:p>
          </table:table-cell>
          <table:table-cell table:formula="of:=AVERAGE([.D9:.F9])" office:value-type="float" office:value="41.8333333333333">
            <text:p>41.8333333333</text:p>
          </table:table-cell>
          <table:table-cell table:formula="of:=AVERAGE([.D14:.F14])" office:value-type="float" office:value="17.65">
            <text:p>17.65</text:p>
          </table:table-cell>
          <table:table-cell table:formula="of:=AVERAGE([.D19:.F19])" office:value-type="float" office:value="15.85">
            <text:p>15.8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3">
            <text:p>43.3</text:p>
          </table:table-cell>
          <table:table-cell table:number-columns-repeated="2"/>
          <table:table-cell table:formula="of:=AVERAGE([.D5:.F5])" office:value-type="float" office:value="43.3">
            <text:p>43.3</text:p>
          </table:table-cell>
          <table:table-cell/>
          <table:table-cell office:value-type="string">
            <text:p>broken sharing</text:p>
          </table:table-cell>
          <table:table-cell table:formula="of:=AVERAGE([.D5:.F5])" office:value-type="float" office:value="43.3">
            <text:p>43.3</text:p>
          </table:table-cell>
          <table:table-cell table:formula="of:=AVERAGE([.D10:.F10])" office:value-type="float" office:value="43.3333333333333">
            <text:p>43.3333333333</text:p>
          </table:table-cell>
          <table:table-cell table:formula="of:=AVERAGE([.D15:.F15])" office:value-type="float" office:value="43.4">
            <text:p>43.4</text:p>
          </table:table-cell>
          <table:table-cell table:formula="of:=AVERAGE([.D20:.F20])" office:value-type="float" office:value="43.3">
            <text:p>43.3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>
            <text:p>linear</text:p>
          </table:table-cell>
          <table:table-cell office:value-type="float" office:value="43.2">
            <text:p>43.2</text:p>
          </table:table-cell>
          <table:table-cell table:number-columns-repeated="3" office:value-type="float" office:value="43.1">
            <text:p>43.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string">
            <text:p>provision</text:p>
          </table:table-cell>
          <table:table-cell office:value-type="float" office:value="41.2">
            <text:p>41.2</text:p>
          </table:table-cell>
          <table:table-cell office:value-type="float" office:value="42.2">
            <text:p>42.2</text:p>
          </table:table-cell>
          <table:table-cell office:value-type="float" office:value="41.8">
            <text:p>41.8</text:p>
          </table:table-cell>
          <table:table-cell table:formula="of:=AVERAGE([.D7:.F7])" office:value-type="float" office:value="41.7333333333333">
            <text:p>41.7333333333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office:value-type="float" office:value="43.5">
            <text:p>43.5</text:p>
          </table:table-cell>
          <table:table-cell office:value-type="float" office:value="42.9">
            <text:p>42.9</text:p>
          </table:table-cell>
          <table:table-cell table:formula="of:=AVERAGE([.D8:.F8])" office:value-type="float" office:value="43.3333333333333">
            <text:p>43.3333333333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42.3">
            <text:p>42.3</text:p>
          </table:table-cell>
          <table:table-cell office:value-type="float" office:value="42">
            <text:p>42</text:p>
          </table:table-cell>
          <table:table-cell office:value-type="float" office:value="41.2">
            <text:p>41.2</text:p>
          </table:table-cell>
          <table:table-cell table:formula="of:=AVERAGE([.D9:.F9])" office:value-type="float" office:value="41.8333333333333">
            <text:p>41.8333333333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4">
            <text:p>43.4</text:p>
          </table:table-cell>
          <table:table-cell table:number-columns-repeated="2" office:value-type="float" office:value="43.3">
            <text:p>43.3</text:p>
          </table:table-cell>
          <table:table-cell table:formula="of:=AVERAGE([.D10:.F10])" office:value-type="float" office:value="43.3333333333333">
            <text:p>43.3333333333</text:p>
          </table:table-cell>
          <table:table-cell table:number-columns-repeated="12"/>
        </table:table-row>
        <table:table-row table:style-name="ro2">
          <table:table-cell table:number-columns-repeated="6"/>
          <table:table-cell table:formula="of:=AVERAGE([.D11:.F11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/>
          <table:table-cell office:value-type="float" office:value="8192">
            <text:p>8192</text:p>
          </table:table-cell>
          <table:table-cell office:value-type="string">
            <text:p>provision</text:p>
          </table:table-cell>
          <table:table-cell table:number-columns-repeated="2" office:value-type="float" office:value="18.2">
            <text:p>18.2</text:p>
          </table:table-cell>
          <table:table-cell/>
          <table:table-cell table:formula="of:=AVERAGE([.D12:.F12])" office:value-type="float" office:value="18.2">
            <text:p>18.2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2">
            <text:p>43.2</text:p>
          </table:table-cell>
          <table:table-cell office:value-type="float" office:value="43.4">
            <text:p>43.4</text:p>
          </table:table-cell>
          <table:table-cell/>
          <table:table-cell table:formula="of:=AVERAGE([.D13:.F13])" office:value-type="float" office:value="43.3">
            <text:p>43.3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17.8">
            <text:p>17.8</text:p>
          </table:table-cell>
          <table:table-cell office:value-type="float" office:value="17.5">
            <text:p>17.5</text:p>
          </table:table-cell>
          <table:table-cell/>
          <table:table-cell table:formula="of:=AVERAGE([.D14:.F14])" office:value-type="float" office:value="17.65">
            <text:p>17.65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6">
            <text:p>43.6</text:p>
          </table:table-cell>
          <table:table-cell office:value-type="float" office:value="43.2">
            <text:p>43.2</text:p>
          </table:table-cell>
          <table:table-cell/>
          <table:table-cell table:formula="of:=AVERAGE([.D15:.F15])" office:value-type="float" office:value="43.4">
            <text:p>43.4</text:p>
          </table:table-cell>
          <table:table-cell table:number-columns-repeated="12"/>
        </table:table-row>
        <table:table-row table:style-name="ro2">
          <table:table-cell table:number-columns-repeated="6"/>
          <table:table-cell table:formula="of:=AVERAGE([.D16:.F16])" office:value-type="float" office:value="0">
            <text:p>#DIV/0!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32M</text:p>
          </table:table-cell>
          <table:table-cell office:value-type="string">
            <text:p>provision</text:p>
          </table:table-cell>
          <table:table-cell table:number-columns-repeated="2" office:value-type="float" office:value="18.3">
            <text:p>18.3</text:p>
          </table:table-cell>
          <table:table-cell/>
          <table:table-cell table:formula="of:=AVERAGE([.D17:.F17])" office:value-type="float" office:value="18.3">
            <text:p>18.3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office:value-type="float" office:value="43.7">
            <text:p>43.7</text:p>
          </table:table-cell>
          <table:table-cell/>
          <table:table-cell table:formula="of:=AVERAGE([.D18:.F18])" office:value-type="float" office:value="43.65">
            <text:p>43.65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15.8">
            <text:p>15.8</text:p>
          </table:table-cell>
          <table:table-cell office:value-type="float" office:value="15.9">
            <text:p>15.9</text:p>
          </table:table-cell>
          <table:table-cell/>
          <table:table-cell table:formula="of:=AVERAGE([.D19:.F19])" office:value-type="float" office:value="15.85">
            <text:p>15.85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4">
            <text:p>43.4</text:p>
          </table:table-cell>
          <table:table-cell office:value-type="float" office:value="43.2">
            <text:p>43.2</text:p>
          </table:table-cell>
          <table:table-cell/>
          <table:table-cell table:formula="of:=AVERAGE([.D20:.F20])" office:value-type="float" office:value="43.3">
            <text:p>43.3</text:p>
          </table:table-cell>
          <table:table-cell table:number-columns-repeated="12"/>
        </table:table-row>
      </table:table>
      <table:table table:name="Sheet1_2_2" table:style-name="ta1">
        <table:shapes>
          <draw:frame draw:z-index="0" draw:style-name="gr1" svg:width="35.441cm" svg:height="24.584cm" svg:x="4.268cm" svg:y="9.104cm">
            <draw:object draw:notify-on-update-of-ranges="Sheet1_2_2.J1:Sheet1_2_2.M1 Sheet1_2_2.I2:Sheet1_2_2.I2 Sheet1_2_2.J2:Sheet1_2_2.M2 Sheet1_2_2.I3:Sheet1_2_2.I3 Sheet1_2_2.J3:Sheet1_2_2.M3 Sheet1_2_2.I4:Sheet1_2_2.I4 Sheet1_2_2.J4:Sheet1_2_2.M4 Sheet1_2_2.I5:Sheet1_2_2.I5 Sheet1_2_2.J5:Sheet1_2_2.M5 Sheet1_2_2.I6:Sheet1_2_2.I6 Sheet1_2_2.J6:Sheet1_2_2.M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2">
          <table:table-cell office:value-type="string">
            <text:p>Blend</text:p>
          </table:table-cell>
          <table:table-cell table:number-columns-repeated="8"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192">
            <text:p>8192</text:p>
          </table:table-cell>
          <table:table-cell office:value-type="string">
            <text:p>32m</text:p>
          </table:table-cell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string">
            <text:p>provision</text:p>
          </table:table-cell>
          <table:table-cell office:value-type="float" office:value="43.3">
            <text:p>43.3</text:p>
          </table:table-cell>
          <table:table-cell table:number-columns-repeated="4"/>
          <table:table-cell office:value-type="string">
            <text:p>unprovisioned</text:p>
          </table:table-cell>
          <table:table-cell table:formula="of:=AVERAGE([.D2:.F2])" office:value-type="float" office:value="43.3">
            <text:p>43.3</text:p>
          </table:table-cell>
          <table:table-cell table:formula="of:=AVERAGE([.D7:.F7])" office:value-type="float" office:value="43.2">
            <text:p>43.2</text:p>
          </table:table-cell>
          <table:table-cell table:formula="of:=AVERAGE([.D12:.F12])" office:value-type="float" office:value="18.85">
            <text:p>18.85</text:p>
          </table:table-cell>
          <table:table-cell table:formula="of:=AVERAGE([.D17:.F17])" office:value-type="float" office:value="18.6">
            <text:p>18.6</text:p>
          </table:table-cell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table:number-columns-repeated="4"/>
          <table:table-cell office:value-type="string">
            <text:p>provisioned</text:p>
          </table:table-cell>
          <table:table-cell table:formula="of:=AVERAGE([.D3:.F3])" office:value-type="float" office:value="43.6">
            <text:p>43.6</text:p>
          </table:table-cell>
          <table:table-cell table:formula="of:=AVERAGE([.D8:.F8])" office:value-type="float" office:value="43.4">
            <text:p>43.4</text:p>
          </table:table-cell>
          <table:table-cell table:formula="of:=AVERAGE([.D13:.F13])" office:value-type="float" office:value="43.45">
            <text:p>43.45</text:p>
          </table:table-cell>
          <table:table-cell table:formula="of:=AVERAGE([.D18:.F18])" office:value-type="float" office:value="43.6">
            <text:p>43.6</text:p>
          </table:table-cell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42.7">
            <text:p>42.7</text:p>
          </table:table-cell>
          <table:table-cell table:number-columns-repeated="4"/>
          <table:table-cell office:value-type="string">
            <text:p>total sharing</text:p>
          </table:table-cell>
          <table:table-cell table:formula="of:=AVERAGE([.D4:.F4])" office:value-type="float" office:value="42.7">
            <text:p>42.7</text:p>
          </table:table-cell>
          <table:table-cell table:formula="of:=AVERAGE([.D9:.F9])" office:value-type="float" office:value="42.85">
            <text:p>42.85</text:p>
          </table:table-cell>
          <table:table-cell table:formula="of:=AVERAGE([.D14:.F14])" office:value-type="float" office:value="18.1">
            <text:p>18.1</text:p>
          </table:table-cell>
          <table:table-cell table:formula="of:=AVERAGE([.D19:.F19])" office:value-type="float" office:value="16.3">
            <text:p>16.3</text:p>
          </table:table-cell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4">
            <text:p>43.4</text:p>
          </table:table-cell>
          <table:table-cell table:number-columns-repeated="4"/>
          <table:table-cell office:value-type="string">
            <text:p>broken sharing</text:p>
          </table:table-cell>
          <table:table-cell table:formula="of:=AVERAGE([.D5:.F5])" office:value-type="float" office:value="43.4">
            <text:p>43.4</text:p>
          </table:table-cell>
          <table:table-cell table:formula="of:=AVERAGE([.D10:.F10])" office:value-type="float" office:value="43.3">
            <text:p>43.3</text:p>
          </table:table-cell>
          <table:table-cell table:formula="of:=AVERAGE([.D15:.F15])" office:value-type="float" office:value="43.35">
            <text:p>43.35</text:p>
          </table:table-cell>
          <table:table-cell table:formula="of:=AVERAGE([.D20:.F20])" office:value-type="float" office:value="43.6">
            <text:p>43.6</text:p>
          </table:table-cell>
        </table:table-row>
        <table:table-row table:style-name="ro2">
          <table:table-cell table:number-columns-repeated="8"/>
          <table:table-cell office:value-type="string">
            <text:p>linear</text:p>
          </table:table-cell>
          <table:table-cell table:number-columns-repeated="4" office:value-type="float" office:value="43.1">
            <text:p>43.1</text:p>
          </table:table-cell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string">
            <text:p>provision</text:p>
          </table:table-cell>
          <table:table-cell office:value-type="float" office:value="43.3">
            <text:p>43.3</text:p>
          </table:table-cell>
          <table:table-cell office:value-type="float" office:value="43.1">
            <text:p>43.1</text:p>
          </table:table-cell>
          <table:table-cell/>
          <table:table-cell table:formula="of:=AVERAGE([.D7:.F7])" office:value-type="float" office:value="43.2">
            <text:p>43.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office:value-type="float" office:value="43.2">
            <text:p>43.2</text:p>
          </table:table-cell>
          <table:table-cell/>
          <table:table-cell table:formula="of:=AVERAGE([.D8:.F8])" office:value-type="float" office:value="43.4">
            <text:p>43.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42.7">
            <text:p>42.7</text:p>
          </table:table-cell>
          <table:table-cell office:value-type="float" office:value="43">
            <text:p>43</text:p>
          </table:table-cell>
          <table:table-cell/>
          <table:table-cell table:formula="of:=AVERAGE([.D9:.F9])" office:value-type="float" office:value="42.85">
            <text:p>42.8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4">
            <text:p>43.4</text:p>
          </table:table-cell>
          <table:table-cell office:value-type="float" office:value="43.2">
            <text:p>43.2</text:p>
          </table:table-cell>
          <table:table-cell/>
          <table:table-cell table:formula="of:=AVERAGE([.D10:.F10])" office:value-type="float" office:value="43.3">
            <text:p>43.3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AVERAGE([.D11:.F11])" office:value-type="float" office:value="0">
            <text:p>#DIV/0!</text:p>
          </table:table-cell>
          <table:table-cell table:number-columns-repeated="6"/>
        </table:table-row>
        <table:table-row table:style-name="ro2">
          <table:table-cell/>
          <table:table-cell office:value-type="float" office:value="8192">
            <text:p>8192</text:p>
          </table:table-cell>
          <table:table-cell office:value-type="string">
            <text:p>provision</text:p>
          </table:table-cell>
          <table:table-cell office:value-type="float" office:value="18.9">
            <text:p>18.9</text:p>
          </table:table-cell>
          <table:table-cell office:value-type="float" office:value="18.8">
            <text:p>18.8</text:p>
          </table:table-cell>
          <table:table-cell/>
          <table:table-cell table:formula="of:=AVERAGE([.D12:.F12])" office:value-type="float" office:value="18.85">
            <text:p>18.8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4">
            <text:p>43.4</text:p>
          </table:table-cell>
          <table:table-cell office:value-type="float" office:value="43.5">
            <text:p>43.5</text:p>
          </table:table-cell>
          <table:table-cell/>
          <table:table-cell table:formula="of:=AVERAGE([.D13:.F13])" office:value-type="float" office:value="43.45">
            <text:p>43.4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18.2">
            <text:p>18.2</text:p>
          </table:table-cell>
          <table:table-cell office:value-type="float" office:value="18">
            <text:p>18</text:p>
          </table:table-cell>
          <table:table-cell/>
          <table:table-cell table:formula="of:=AVERAGE([.D14:.F14])" office:value-type="float" office:value="18.1">
            <text:p>18.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5">
            <text:p>43.5</text:p>
          </table:table-cell>
          <table:table-cell office:value-type="float" office:value="43.2">
            <text:p>43.2</text:p>
          </table:table-cell>
          <table:table-cell/>
          <table:table-cell table:formula="of:=AVERAGE([.D15:.F15])" office:value-type="float" office:value="43.35">
            <text:p>43.35</text:p>
          </table:table-cell>
          <table:table-cell table:number-columns-repeated="6"/>
        </table:table-row>
        <table:table-row table:style-name="ro2">
          <table:table-cell table:number-columns-repeated="6"/>
          <table:table-cell table:formula="of:=AVERAGE([.D16:.F16])" office:value-type="float" office:value="0">
            <text:p>#DIV/0!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32M</text:p>
          </table:table-cell>
          <table:table-cell office:value-type="string">
            <text:p>provision</text:p>
          </table:table-cell>
          <table:table-cell office:value-type="float" office:value="18.6">
            <text:p>18.6</text:p>
          </table:table-cell>
          <table:table-cell table:number-columns-repeated="2"/>
          <table:table-cell table:formula="of:=AVERAGE([.D17:.F17])" office:value-type="float" office:value="18.6">
            <text:p>18.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ovisioned</text:p>
          </table:table-cell>
          <table:table-cell office:value-type="float" office:value="43.6">
            <text:p>43.6</text:p>
          </table:table-cell>
          <table:table-cell table:number-columns-repeated="2"/>
          <table:table-cell table:formula="of:=AVERAGE([.D18:.F18])" office:value-type="float" office:value="43.6">
            <text:p>43.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otal sharing</text:p>
          </table:table-cell>
          <table:table-cell office:value-type="float" office:value="16.3">
            <text:p>16.3</text:p>
          </table:table-cell>
          <table:table-cell table:number-columns-repeated="2"/>
          <table:table-cell table:formula="of:=AVERAGE([.D19:.F19])" office:value-type="float" office:value="16.3">
            <text:p>16.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roken sharing</text:p>
          </table:table-cell>
          <table:table-cell office:value-type="float" office:value="43.6">
            <text:p>43.6</text:p>
          </table:table-cell>
          <table:table-cell table:number-columns-repeated="2"/>
          <table:table-cell table:formula="of:=AVERAGE([.D20:.F20])" office:value-type="float" office:value="43.6">
            <text:p>43.6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17/02/2012</text:date>, <text:time>09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Thornber</meta:initial-creator>
    <meta:creation-date>2012-02-14T13:49:32</meta:creation-date>
    <dc:date>2012-02-17T09:31:47</dc:date>
    <dc:creator>Katharine Thornber</dc:creator>
    <meta:editing-duration>PT21H8M43S</meta:editing-duration>
    <meta:editing-cycles>4</meta:editing-cycles>
    <meta:generator>OpenOffice.org/3.3$Unix OpenOffice.org_project/330m20$Build-9567</meta:generator>
    <meta:document-statistic meta:table-count="5" meta:cell-count="3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442cm" svg:height="24.003cm" xlink:href=".." xlink:type="simple" chart:class="chart:line" chart:style-name="ch1">
        <chart:title svg:x="14.502cm" svg:y="0.616cm" chart:style-name="ch2">
          <text:p>Write speed across Thin device</text:p>
        </chart:title>
        <chart:subtitle svg:x="16.196cm" svg:y="1.875cm" chart:style-name="ch3">
          <text:p>SSD data device</text:p>
        </chart:subtitle>
        <chart:legend chart:legend-position="end" svg:x="31.849cm" svg:y="10.706cm" style:legend-expansion="high" chart:style-name="ch4"/>
        <chart:plot-area chart:style-name="ch5" table:cell-range-address="Sheet1.I1:Sheet1.M6" chart:data-source-has-labels="both" svg:x="2.337cm" svg:y="2.681cm" svg:width="23.333cm" svg:height="18.711cm">
          <chartooo:coordinate-region svg:x="2.958cm" svg:y="2.88cm" svg:width="22.247cm" svg:height="17.865cm"/>
          <chart:axis chart:dimension="x" chart:name="primary-x" chart:style-name="ch6" chartooo:axis-type="auto">
            <chartooo:date-scale/>
            <chart:title svg:x="12.213cm" svg:y="21.872cm" chart:style-name="ch7">
              <text:p>data block size (sectors)</text:p>
            </chart:title>
            <chart:categories table:cell-range-address="Sheet1.J1:Sheet1.M1"/>
          </chart:axis>
          <chart:axis chart:dimension="y" chart:name="primary-y" chart:style-name="ch6">
            <chart:title svg:x="1.069cm" svg:y="12.345cm" chart:style-name="ch8">
              <text:p>M/s</text:p>
            </chart:title>
            <chart:grid chart:style-name="ch9" chart:class="major"/>
          </chart:axis>
          <chart:series chart:style-name="ch10" chart:values-cell-range-address="Sheet1.J2:Sheet1.M2" chart:label-cell-address="Sheet1.I2:Sheet1.I2" chart:class="chart:line">
            <chart:data-point chart:repeated="4"/>
          </chart:series>
          <chart:series chart:style-name="ch11" chart:values-cell-range-address="Sheet1.J3:Sheet1.M3" chart:label-cell-address="Sheet1.I3:Sheet1.I3" chart:class="chart:line">
            <chart:data-point chart:repeated="4"/>
          </chart:series>
          <chart:series chart:style-name="ch12" chart:values-cell-range-address="Sheet1.J4:Sheet1.M4" chart:label-cell-address="Sheet1.I4:Sheet1.I4" chart:class="chart:line">
            <chart:data-point chart:repeated="4"/>
          </chart:series>
          <chart:series chart:style-name="ch13" chart:values-cell-range-address="Sheet1.J5:Sheet1.M5" chart:label-cell-address="Sheet1.I5:Sheet1.I5" chart:class="chart:line">
            <chart:data-point chart:repeated="4"/>
          </chart:series>
          <chart:series chart:style-name="ch14" chart:values-cell-range-address="Sheet1.J6:Sheet1.M6" chart:label-cell-address="Sheet1.I6:Sheet1.I6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28">
                <text:p>130</text:p>
                <draw:g>
                  <svg:desc>Sheet1.J1:Sheet1.M1</svg:desc>
                </draw:g>
              </table:table-cell>
              <table:table-cell office:value-type="float" office:value="1024">
                <text:p>1020</text:p>
              </table:table-cell>
              <table:table-cell office:value-type="float" office:value="8192">
                <text:p>8190</text:p>
              </table:table-cell>
              <table:table-cell office:value-type="float" office:value="65536">
                <text:p>65540</text:p>
              </table:table-cell>
            </table:table-row>
          </table:table-header-rows>
          <table:table-rows>
            <table:table-row>
              <table:table-cell office:value-type="string">
                <text:p>unprovisioned</text:p>
                <draw:g>
                  <svg:desc>Sheet1.I2:Sheet1.I2</svg:desc>
                </draw:g>
              </table:table-cell>
              <table:table-cell office:value-type="float" office:value="76.5666666666667">
                <text:p>76.5666666666667</text:p>
                <draw:g>
                  <svg:desc>Sheet1.J2:Sheet1.M2</svg:desc>
                </draw:g>
              </table:table-cell>
              <table:table-cell office:value-type="float" office:value="75.9333333333333">
                <text:p>75.9333333333333</text:p>
              </table:table-cell>
              <table:table-cell office:value-type="float" office:value="39.4666666666667">
                <text:p>39.4666666666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visioned</text:p>
                <draw:g>
                  <svg:desc>Sheet1.I3:Sheet1.I3</svg:desc>
                </draw:g>
              </table:table-cell>
              <table:table-cell office:value-type="float" office:value="81.1333333333333">
                <text:p>81.1333333333333</text:p>
                <draw:g>
                  <svg:desc>Sheet1.J3:Sheet1.M3</svg:desc>
                </draw:g>
              </table:table-cell>
              <table:table-cell office:value-type="float" office:value="80.7">
                <text:p>80.7</text:p>
              </table:table-cell>
              <table:table-cell office:value-type="float" office:value="77.2">
                <text:p>77.2</text:p>
              </table:table-cell>
              <table:table-cell office:value-type="float" office:value="75.9333333333333">
                <text:p>75.9333333333333</text:p>
              </table:table-cell>
            </table:table-row>
            <table:table-row>
              <table:table-cell office:value-type="string">
                <text:p>total sharing</text:p>
                <draw:g>
                  <svg:desc>Sheet1.I4:Sheet1.I4</svg:desc>
                </draw:g>
              </table:table-cell>
              <table:table-cell office:value-type="float" office:value="75.9333333333333">
                <text:p>75.9333333333333</text:p>
                <draw:g>
                  <svg:desc>Sheet1.J4:Sheet1.M4</svg:desc>
                </draw:g>
              </table:table-cell>
              <table:table-cell office:value-type="float" office:value="77.2">
                <text:p>77.2</text:p>
              </table:table-cell>
              <table:table-cell office:value-type="float" office:value="38.6">
                <text:p>38.6</text:p>
              </table:table-cell>
              <table:table-cell office:value-type="float" office:value="37.9666666666667">
                <text:p>37.9666666666667</text:p>
              </table:table-cell>
            </table:table-row>
            <table:table-row>
              <table:table-cell office:value-type="string">
                <text:p>broken sharing</text:p>
                <draw:g>
                  <svg:desc>Sheet1.I5:Sheet1.I5</svg:desc>
                </draw:g>
              </table:table-cell>
              <table:table-cell office:value-type="float" office:value="79.6333333333333">
                <text:p>79.6333333333333</text:p>
                <draw:g>
                  <svg:desc>Sheet1.J5:Sheet1.M5</svg:desc>
                </draw:g>
              </table:table-cell>
              <table:table-cell office:value-type="float" office:value="78.9333333333333">
                <text:p>78.9333333333333</text:p>
              </table:table-cell>
              <table:table-cell office:value-type="float" office:value="80">
                <text:p>8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linear</text:p>
                <draw:g>
                  <svg:desc>Sheet1.I6:Sheet1.I6</svg:desc>
                </draw:g>
              </table:table-cell>
              <table:table-cell office:value-type="float" office:value="83.1">
                <text:p>83.1</text:p>
                <draw:g>
                  <svg:desc>Sheet1.J6:Sheet1.M6</svg:desc>
                </draw:g>
              </table:table-cell>
              <table:table-cell office:value-type="float" office:value="83.1">
                <text:p>83.1</text:p>
              </table:table-cell>
              <table:table-cell office:value-type="float" office:value="83.1">
                <text:p>83.1</text:p>
              </table:table-cell>
              <table:table-cell office:value-type="float" office:value="83.1">
                <text:p>8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14cm" svg:height="22.997cm" xlink:href=".." xlink:type="simple" chart:class="chart:line" chart:style-name="ch1">
        <chart:legend chart:legend-position="end" svg:x="22.765cm" svg:y="10.295cm" chart:style-name="ch2"/>
        <chart:plot-area chart:style-name="ch3" table:cell-range-address="Sheet1_2.J1:Sheet1_2.M6 Sheet1_2.I2:Sheet1_2.I6" chart:data-source-has-labels="both" svg:x="1.51cm" svg:y="1.516cm" svg:width="20.811cm" svg:height="19.005cm">
          <chartooo:coordinate-region svg:x="2.161cm" svg:y="1.717cm" svg:width="19.818cm" svg:height="18.154cm"/>
          <chart:axis chart:dimension="x" chart:name="primary-x" chart:style-name="ch4">
            <chart:title svg:x="10.148cm" svg:y="20.98cm" chart:style-name="ch5">
              <text:p>data block size (sectors)</text:p>
            </chart:title>
            <chart:categories table:cell-range-address="Sheet1_2.J1:Sheet1_2.M1"/>
          </chart:axis>
          <chart:axis chart:dimension="y" chart:name="primary-y" chart:style-name="ch4">
            <chart:title svg:x="0.462cm" svg:y="11.335cm" chart:style-name="ch6">
              <text:p>M/s</text:p>
            </chart:title>
            <chart:grid chart:style-name="ch7" chart:class="major"/>
          </chart:axis>
          <chart:series chart:style-name="ch8" chart:values-cell-range-address="Sheet1_2.J2:Sheet1_2.M2" chart:label-cell-address="Sheet1_2.I2:Sheet1_2.I2" chart:class="chart:line">
            <chart:data-point chart:repeated="4"/>
          </chart:series>
          <chart:series chart:style-name="ch9" chart:values-cell-range-address="Sheet1_2.J3:Sheet1_2.M3" chart:label-cell-address="Sheet1_2.I3:Sheet1_2.I3" chart:class="chart:line">
            <chart:data-point chart:repeated="4"/>
          </chart:series>
          <chart:series chart:style-name="ch10" chart:values-cell-range-address="Sheet1_2.J4:Sheet1_2.M4" chart:label-cell-address="Sheet1_2.I4:Sheet1_2.I4" chart:class="chart:line">
            <chart:data-point chart:repeated="4"/>
          </chart:series>
          <chart:series chart:style-name="ch11" chart:values-cell-range-address="Sheet1_2.J5:Sheet1_2.M5" chart:label-cell-address="Sheet1_2.I5:Sheet1_2.I5" chart:class="chart:line">
            <chart:data-point chart:repeated="4"/>
          </chart:series>
          <chart:series chart:style-name="ch12" chart:values-cell-range-address="Sheet1_2.J6:Sheet1_2.M6" chart:label-cell-address="Sheet1_2.I6:Sheet1_2.I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Sheet1_2.J1:Sheet1_2.M1</svg:desc>
                </draw:g>
              </table:table-cell>
              <table:table-cell office:value-type="string">
                <text:p>1024</text:p>
              </table:table-cell>
              <table:table-cell office:value-type="string">
                <text:p>8192</text:p>
              </table:table-cell>
              <table:table-cell office:value-type="string">
                <text:p>32m</text:p>
              </table:table-cell>
            </table:table-row>
          </table:table-header-rows>
          <table:table-rows>
            <table:table-row>
              <table:table-cell office:value-type="string">
                <text:p>unprovisioned</text:p>
                <draw:g>
                  <svg:desc>Sheet1_2.I2:Sheet1_2.I2</svg:desc>
                </draw:g>
              </table:table-cell>
              <table:table-cell office:value-type="float" office:value="42.2">
                <text:p>42.2</text:p>
                <draw:g>
                  <svg:desc>Sheet1_2.J2:Sheet1_2.M2</svg:desc>
                </draw:g>
              </table:table-cell>
              <table:table-cell office:value-type="float" office:value="41.7333333333333">
                <text:p>41.7333333333333</text:p>
              </table:table-cell>
              <table:table-cell office:value-type="float" office:value="18.2">
                <text:p>18.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provisioned</text:p>
                <draw:g>
                  <svg:desc>Sheet1_2.I3:Sheet1_2.I3</svg:desc>
                </draw:g>
              </table:table-cell>
              <table:table-cell office:value-type="float" office:value="43.6">
                <text:p>43.6</text:p>
                <draw:g>
                  <svg:desc>Sheet1_2.J3:Sheet1_2.M3</svg:desc>
                </draw:g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3.3">
                <text:p>43.3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string">
                <text:p>total sharing</text:p>
                <draw:g>
                  <svg:desc>Sheet1_2.I4:Sheet1_2.I4</svg:desc>
                </draw:g>
              </table:table-cell>
              <table:table-cell office:value-type="float" office:value="42.3">
                <text:p>42.3</text:p>
                <draw:g>
                  <svg:desc>Sheet1_2.J4:Sheet1_2.M4</svg:desc>
                </draw:g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17.65">
                <text:p>17.65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broken sharing</text:p>
                <draw:g>
                  <svg:desc>Sheet1_2.I5:Sheet1_2.I5</svg:desc>
                </draw:g>
              </table:table-cell>
              <table:table-cell office:value-type="float" office:value="43.3">
                <text:p>43.3</text:p>
                <draw:g>
                  <svg:desc>Sheet1_2.J5:Sheet1_2.M5</svg:desc>
                </draw:g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3.4">
                <text:p>43.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linear</text:p>
                <draw:g>
                  <svg:desc>Sheet1_2.I6:Sheet1_2.I6</svg:desc>
                </draw:g>
              </table:table-cell>
              <table:table-cell office:value-type="float" office:value="43.2">
                <text:p>43.2</text:p>
                <draw:g>
                  <svg:desc>Sheet1_2.J6:Sheet1_2.M6</svg:desc>
                </draw:g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442cm" svg:height="24.585cm" xlink:href=".." xlink:type="simple" chart:class="chart:line" chart:style-name="ch1">
        <chart:title svg:x="14.378cm" svg:y="0.626cm" chart:style-name="ch2">
          <text:p>Write throughput for Thin device</text:p>
        </chart:title>
        <chart:subtitle svg:x="14.691cm" svg:y="1.914cm" chart:style-name="ch3">
          <text:p>Metadata on SSD, data on spindle</text:p>
        </chart:subtitle>
        <chart:legend chart:legend-position="end" svg:x="32.293cm" svg:y="11.089cm" chart:style-name="ch4"/>
        <chart:plot-area chart:style-name="ch5" table:cell-range-address="Sheet1_2_2.J1:Sheet1_2_2.M6 Sheet1_2_2.I2:Sheet1_2_2.I6" chart:data-source-has-labels="both" svg:x="2.307cm" svg:y="2.749cm" svg:width="23.24cm" svg:height="19.148cm">
          <chartooo:coordinate-region svg:x="2.958cm" svg:y="2.95cm" svg:width="22.247cm" svg:height="18.297cm"/>
          <chart:axis chart:dimension="x" chart:name="primary-x" chart:style-name="ch6">
            <chart:title svg:x="12.16cm" svg:y="22.388cm" chart:style-name="ch7">
              <text:p>data block size (sectors)</text:p>
            </chart:title>
            <chart:categories table:cell-range-address="Sheet1_2_2.J1:Sheet1_2_2.M1"/>
          </chart:axis>
          <chart:axis chart:dimension="y" chart:name="primary-y" chart:style-name="ch6">
            <chart:title svg:x="1.069cm" svg:y="12.64cm" chart:style-name="ch8">
              <text:p>M/s</text:p>
            </chart:title>
            <chart:grid chart:style-name="ch9" chart:class="major"/>
          </chart:axis>
          <chart:series chart:style-name="ch10" chart:values-cell-range-address="Sheet1_2_2.J2:Sheet1_2_2.M2" chart:label-cell-address="Sheet1_2_2.I2:Sheet1_2_2.I2" chart:class="chart:line">
            <chart:data-point chart:repeated="4"/>
          </chart:series>
          <chart:series chart:style-name="ch11" chart:values-cell-range-address="Sheet1_2_2.J3:Sheet1_2_2.M3" chart:label-cell-address="Sheet1_2_2.I3:Sheet1_2_2.I3" chart:class="chart:line">
            <chart:data-point chart:repeated="4"/>
          </chart:series>
          <chart:series chart:style-name="ch12" chart:values-cell-range-address="Sheet1_2_2.J4:Sheet1_2_2.M4" chart:label-cell-address="Sheet1_2_2.I4:Sheet1_2_2.I4" chart:class="chart:line">
            <chart:data-point chart:repeated="4"/>
          </chart:series>
          <chart:series chart:style-name="ch13" chart:values-cell-range-address="Sheet1_2_2.J5:Sheet1_2_2.M5" chart:label-cell-address="Sheet1_2_2.I5:Sheet1_2_2.I5" chart:class="chart:line">
            <chart:data-point chart:repeated="4"/>
          </chart:series>
          <chart:series chart:style-name="ch14" chart:values-cell-range-address="Sheet1_2_2.J6:Sheet1_2_2.M6" chart:label-cell-address="Sheet1_2_2.I6:Sheet1_2_2.I6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Sheet1_2_2.J1:Sheet1_2_2.M1</svg:desc>
                </draw:g>
              </table:table-cell>
              <table:table-cell office:value-type="string">
                <text:p>1024</text:p>
              </table:table-cell>
              <table:table-cell office:value-type="string">
                <text:p>8192</text:p>
              </table:table-cell>
              <table:table-cell office:value-type="string">
                <text:p>32m</text:p>
              </table:table-cell>
            </table:table-row>
          </table:table-header-rows>
          <table:table-rows>
            <table:table-row>
              <table:table-cell office:value-type="string">
                <text:p>unprovisioned</text:p>
                <draw:g>
                  <svg:desc>Sheet1_2_2.I2:Sheet1_2_2.I2</svg:desc>
                </draw:g>
              </table:table-cell>
              <table:table-cell office:value-type="float" office:value="43.3">
                <text:p>43.3</text:p>
                <draw:g>
                  <svg:desc>Sheet1_2_2.J2:Sheet1_2_2.M2</svg:desc>
                </draw:g>
              </table:table-cell>
              <table:table-cell office:value-type="float" office:value="43.2">
                <text:p>43.2</text:p>
              </table:table-cell>
              <table:table-cell office:value-type="float" office:value="18.85">
                <text:p>18.8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provisioned</text:p>
                <draw:g>
                  <svg:desc>Sheet1_2_2.I3:Sheet1_2_2.I3</svg:desc>
                </draw:g>
              </table:table-cell>
              <table:table-cell office:value-type="float" office:value="43.6">
                <text:p>43.6</text:p>
                <draw:g>
                  <svg:desc>Sheet1_2_2.J3:Sheet1_2_2.M3</svg:desc>
                </draw:g>
              </table:table-cell>
              <table:table-cell office:value-type="float" office:value="43.4">
                <text:p>43.4</text:p>
              </table:table-cell>
              <table:table-cell office:value-type="float" office:value="43.45">
                <text:p>43.4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total sharing</text:p>
                <draw:g>
                  <svg:desc>Sheet1_2_2.I4:Sheet1_2_2.I4</svg:desc>
                </draw:g>
              </table:table-cell>
              <table:table-cell office:value-type="float" office:value="42.7">
                <text:p>42.7</text:p>
                <draw:g>
                  <svg:desc>Sheet1_2_2.J4:Sheet1_2_2.M4</svg:desc>
                </draw:g>
              </table:table-cell>
              <table:table-cell office:value-type="float" office:value="42.85">
                <text:p>42.85</text:p>
              </table:table-cell>
              <table:table-cell office:value-type="float" office:value="18.1">
                <text:p>18.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broken sharing</text:p>
                <draw:g>
                  <svg:desc>Sheet1_2_2.I5:Sheet1_2_2.I5</svg:desc>
                </draw:g>
              </table:table-cell>
              <table:table-cell office:value-type="float" office:value="43.4">
                <text:p>43.4</text:p>
                <draw:g>
                  <svg:desc>Sheet1_2_2.J5:Sheet1_2_2.M5</svg:desc>
                </draw:g>
              </table:table-cell>
              <table:table-cell office:value-type="float" office:value="43.3">
                <text:p>43.3</text:p>
              </table:table-cell>
              <table:table-cell office:value-type="float" office:value="43.35">
                <text:p>43.35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linear</text:p>
                <draw:g>
                  <svg:desc>Sheet1_2_2.I6:Sheet1_2_2.I6</svg:desc>
                </draw:g>
              </table:table-cell>
              <table:table-cell office:value-type="float" office:value="43.1">
                <text:p>43.1</text:p>
                <draw:g>
                  <svg:desc>Sheet1_2_2.J6:Sheet1_2_2.M6</svg:desc>
                </draw:g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  <table:table-cell office:value-type="float" office:value="43.1">
                <text:p>4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